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5-10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5-09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5-08-1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5-07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5-06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5-03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4-11-1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4-10-1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4-09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4-08-1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4-07-1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4-06-1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4-05-1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4-04-0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4-03-2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3-11-2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3-10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3-09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3-08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3-07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3-06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3-05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3-04-2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3-03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2-11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2-10-0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2-09-0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2-08-0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2-06-0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2-05-0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2-03-0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1-11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1-10-2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1-09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1-08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1-07-2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1-06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1-05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1-03-0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0-11-2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0-10-29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0-09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0-08-3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0-07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0-06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0-05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0-04-0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20-03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9-11-1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9-10-2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9-09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9-08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9-07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9-06-1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9-05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9-04-0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8-11-1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8-10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8-09-1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8-08-07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8-07-12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8-06-0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8-05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8-03-0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7-11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7-10-2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7-09-2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7-08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7-07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7-06-2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7-05-2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7-04-27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7-03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11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10-3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09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08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07-2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06-29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05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04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03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02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6-01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12-3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11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10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09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08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07-3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06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05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04-2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5-03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12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10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10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09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08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06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05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04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03-3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02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4-01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12-3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10-3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09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08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07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03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02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3-01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2-12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432</text:p>
          </table:table-cell>
          <table:table-cell office:value-type="string" calcext:value-type="string">
            <text:p>OPDC at Chatfield, Mill Park PdC</text:p>
          </table:table-cell>
          <table:table-cell office:value-type="string" calcext:value-type="string">
            <text:p>2012-11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8" meta:object-count="0"/>
    <meta:user-defined meta:name="AppVersion">3.0</meta:user-defined>
  </office:meta>
</office:document-meta>
</file>